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6000003667B1192C2167F308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5.45cm" fo:min-width="11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4cm" svg:height="15.7cm" svg:x="3.8cm" svg:y="2.4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0.855cm" svg:height="9.028cm" svg:x="4.545cm" svg:y="8.472cm">
            <draw:image xlink:href="Pictures/1000000000000416000003667B1192C2167F3087.jpg" xlink:type="simple" xlink:show="embed" xlink:actuate="onLoad" loext:mime-type="image/jpeg">
              <text:p/>
            </draw:image>
          </draw:frame>
          <draw:g>
            <draw:line draw:style-name="gr3" draw:text-style-name="P3" draw:layer="layout" svg:x1="5.955cm" svg:y1="3.078cm" svg:x2="7.365cm" svg:y2="3.078cm">
              <text:p/>
            </draw:line>
            <draw:line draw:style-name="gr3" draw:text-style-name="P3" draw:layer="layout" svg:x1="5.955cm" svg:y1="3.078cm" svg:x2="5.955cm" svg:y2="3.67cm">
              <text:p/>
            </draw:line>
            <draw:line draw:style-name="gr3" draw:text-style-name="P3" draw:layer="layout" svg:x1="7.364cm" svg:y1="3.669cm" svg:x2="7.364cm" svg:y2="4.261cm">
              <text:p/>
            </draw:line>
            <draw:line draw:style-name="gr3" draw:text-style-name="P3" draw:layer="layout" svg:x1="7.364cm" svg:y1="3.078cm" svg:x2="7.364cm" svg:y2="3.67cm">
              <text:p/>
            </draw:line>
            <draw:line draw:style-name="gr3" draw:text-style-name="P3" draw:layer="layout" svg:x1="8.774cm" svg:y1="3.669cm" svg:x2="8.774cm" svg:y2="4.261cm">
              <text:p/>
            </draw:line>
            <draw:line draw:style-name="gr3" draw:text-style-name="P3" draw:layer="layout" svg:x1="4.545cm" svg:y1="3.669cm" svg:x2="5.955cm" svg:y2="3.669cm">
              <text:p/>
            </draw:line>
            <draw:line draw:style-name="gr3" draw:text-style-name="P3" draw:layer="layout" svg:x1="7.364cm" svg:y1="4.261cm" svg:x2="8.774cm" svg:y2="4.261cm">
              <text:p/>
            </draw:line>
            <draw:line draw:style-name="gr3" draw:text-style-name="P3" draw:layer="layout" svg:x1="8.774cm" svg:y1="3.669cm" svg:x2="10.184cm" svg:y2="3.669cm">
              <text:p/>
            </draw:line>
          </draw:g>
          <draw:g>
            <draw:line draw:style-name="gr3" draw:text-style-name="P3" draw:layer="layout" svg:x1="5.219cm" svg:y1="4.655cm" svg:x2="5.893cm" svg:y2="4.655cm">
              <text:p/>
            </draw:line>
            <draw:line draw:style-name="gr3" draw:text-style-name="P3" draw:layer="layout" svg:x1="5.219cm" svg:y1="4.655cm" svg:x2="5.219cm" svg:y2="5.247cm">
              <text:p/>
            </draw:line>
            <draw:line draw:style-name="gr3" draw:text-style-name="P3" draw:layer="layout" svg:x1="5.893cm" svg:y1="5.247cm" svg:x2="5.893cm" svg:y2="5.839cm">
              <text:p/>
            </draw:line>
            <draw:line draw:style-name="gr3" draw:text-style-name="P3" draw:layer="layout" svg:x1="5.893cm" svg:y1="4.655cm" svg:x2="5.893cm" svg:y2="5.247cm">
              <text:p/>
            </draw:line>
            <draw:line draw:style-name="gr3" draw:text-style-name="P3" draw:layer="layout" svg:x1="6.568cm" svg:y1="5.247cm" svg:x2="6.568cm" svg:y2="5.839cm">
              <text:p/>
            </draw:line>
            <draw:line draw:style-name="gr3" draw:text-style-name="P3" draw:layer="layout" svg:x1="4.545cm" svg:y1="5.247cm" svg:x2="5.219cm" svg:y2="5.247cm">
              <text:p/>
            </draw:line>
            <draw:line draw:style-name="gr3" draw:text-style-name="P3" draw:layer="layout" svg:x1="5.893cm" svg:y1="5.839cm" svg:x2="6.567cm" svg:y2="5.839cm">
              <text:p/>
            </draw:line>
            <draw:line draw:style-name="gr3" draw:text-style-name="P3" draw:layer="layout" svg:x1="6.568cm" svg:y1="5.247cm" svg:x2="7.242cm" svg:y2="5.247cm">
              <text:p/>
            </draw:line>
          </draw:g>
          <draw:g>
            <draw:line draw:style-name="gr3" draw:text-style-name="P3" draw:layer="layout" svg:x1="4.882cm" svg:y1="6.43cm" svg:x2="5.219cm" svg:y2="6.43cm">
              <text:p/>
            </draw:line>
            <draw:line draw:style-name="gr3" draw:text-style-name="P3" draw:layer="layout" svg:x1="4.882cm" svg:y1="6.43cm" svg:x2="4.882cm" svg:y2="7.022cm">
              <text:p/>
            </draw:line>
            <draw:line draw:style-name="gr3" draw:text-style-name="P3" draw:layer="layout" svg:x1="5.219cm" svg:y1="7.022cm" svg:x2="5.219cm" svg:y2="7.614cm">
              <text:p/>
            </draw:line>
            <draw:line draw:style-name="gr3" draw:text-style-name="P3" draw:layer="layout" svg:x1="5.219cm" svg:y1="6.43cm" svg:x2="5.219cm" svg:y2="7.022cm">
              <text:p/>
            </draw:line>
            <draw:line draw:style-name="gr3" draw:text-style-name="P3" draw:layer="layout" svg:x1="5.556cm" svg:y1="7.022cm" svg:x2="5.556cm" svg:y2="7.614cm">
              <text:p/>
            </draw:line>
            <draw:line draw:style-name="gr3" draw:text-style-name="P3" draw:layer="layout" svg:x1="4.545cm" svg:y1="7.022cm" svg:x2="4.882cm" svg:y2="7.022cm">
              <text:p/>
            </draw:line>
            <draw:line draw:style-name="gr3" draw:text-style-name="P3" draw:layer="layout" svg:x1="5.219cm" svg:y1="7.613cm" svg:x2="5.556cm" svg:y2="7.613cm">
              <text:p/>
            </draw:line>
            <draw:line draw:style-name="gr3" draw:text-style-name="P3" draw:layer="layout" svg:x1="5.556cm" svg:y1="7.022cm" svg:x2="5.893cm" svg:y2="7.022cm">
              <text:p/>
            </draw:line>
          </draw:g>
          <draw:line draw:style-name="gr4" draw:text-style-name="P3" draw:layer="layout" svg:x1="11.165cm" svg:y1="3.669cm" svg:x2="15.333cm" svg:y2="3.669cm">
            <text:p/>
          </draw:line>
          <draw:line draw:style-name="gr4" draw:text-style-name="P3" draw:layer="layout" svg:x1="8.223cm" svg:y1="5.247cm" svg:x2="15.333cm" svg:y2="5.247cm">
            <text:p/>
          </draw:line>
          <draw:line draw:style-name="gr4" draw:text-style-name="P3" draw:layer="layout" svg:x1="6.506cm" svg:y1="7.022cm" svg:x2="15.332cm" svg:y2="7.02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30T15:10:40.068735223</meta:creation-date>
    <dc:date>2020-11-04T13:33:03.559710485</dc:date>
    <meta:editing-duration>P4DT2H56M40S</meta:editing-duration>
    <meta:editing-cycles>4</meta:editing-cycles>
    <meta:generator>LibreOffice/6.4.0.3$MacOSX_X86_64 LibreOffice_project/b0a288ab3d2d4774cb44b62f04d5d28733ac6df8</meta:generator>
    <meta:document-statistic meta:object-count="33"/>
  </office:meta>
</office:document-meta>
</file>